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1in">
        <style:tab-stops/>
      </style:paragraph-properties>
    </style:style>
    <style:style style:name="P11" style:parent-style-name="ListParagraph" style:list-style-name="LFO3" style:family="paragraph"/>
    <style:style style:name="P12" style:parent-style-name="Normal" style:family="paragraph">
      <style:paragraph-properties fo:margin-left="0.5in">
        <style:tab-stops/>
      </style:paragraph-properties>
    </style:style>
    <style:style style:name="P13" style:parent-style-name="Normal" style:family="paragraph">
      <style:paragraph-properties fo:margin-left="1in">
        <style:tab-stops/>
      </style:paragraph-properties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P15" style:parent-style-name="Normal" style:family="paragraph">
      <style:paragraph-properties fo:margin-left="1in">
        <style:tab-stops/>
      </style:paragraph-properties>
    </style:style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P18" style:parent-style-name="Normal" style:family="paragraph">
      <style:paragraph-properties fo:margin-left="0.5in">
        <style:tab-stops/>
      </style:paragraph-properties>
    </style:style>
    <style:style style:name="P19" style:parent-style-name="Normal" style:family="paragraph">
      <style:paragraph-properties fo:margin-left="1in">
        <style:tab-stops/>
      </style:paragraph-properties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P21" style:parent-style-name="Normal" style:family="paragraph">
      <style:paragraph-properties fo:margin-left="1in">
        <style:tab-stops/>
      </style:paragraph-properties>
    </style:style>
    <style:style style:name="P22" style:parent-style-name="Normal" style:family="paragraph">
      <style:paragraph-properties fo:margin-left="0.5in">
        <style:tab-stops/>
      </style:paragraph-properties>
    </style:style>
    <style:style style:name="P23" style:parent-style-name="Normal" style:family="paragraph">
      <style:paragraph-properties fo:margin-left="1in">
        <style:tab-stops/>
      </style:paragraph-properties>
    </style:style>
    <style:style style:name="P24" style:parent-style-name="Normal" style:family="paragraph">
      <style:paragraph-properties fo:margin-left="1in">
        <style:tab-stops/>
      </style:paragraph-properties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ListParagraph" style:list-style-name="LFO4" style:family="paragraph"/>
    <style:style style:name="P27" style:parent-style-name="ListParagraph" style:list-style-name="LFO4" style:family="paragraph"/>
    <style:style style:name="P28" style:parent-style-name="Normal" style:family="paragraph">
      <style:paragraph-properties fo:margin-left="0.5in">
        <style:tab-stops/>
      </style:paragraph-properties>
    </style:style>
    <style:style style:name="P29" style:parent-style-name="Normal" style:family="paragraph">
      <style:paragraph-properties fo:margin-left="1in">
        <style:tab-stops/>
      </style:paragraph-properties>
    </style:style>
    <style:style style:name="P30" style:parent-style-name="Normal" style:family="paragraph">
      <style:paragraph-properties fo:margin-left="1in">
        <style:tab-stops/>
      </style:paragraph-properties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ListParagraph" style:list-style-name="LFO5" style:family="paragraph"/>
    <style:style style:name="P33" style:parent-style-name="ListParagraph" style:list-style-name="LFO5" style:family="paragraph"/>
    <style:style style:name="P34" style:parent-style-name="ListParagraph" style:list-style-name="LFO5" style:family="paragraph"/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ListParagraph" style:list-style-name="LFO9" style:family="paragraph"/>
    <style:style style:name="P37" style:parent-style-name="Normal" style:family="paragraph">
      <style:paragraph-properties fo:margin-left="0.5in">
        <style:tab-stops/>
      </style:paragraph-properties>
    </style:style>
    <style:style style:name="P38" style:parent-style-name="Normal" style:family="paragraph">
      <style:paragraph-properties fo:margin-left="1in">
        <style:tab-stops/>
      </style:paragraph-properties>
    </style:style>
    <style:style style:name="P39" style:parent-style-name="Normal" style:family="paragraph">
      <style:paragraph-properties fo:margin-left="1in">
        <style:tab-stops/>
      </style:paragraph-properties>
    </style:style>
    <style:style style:name="P40" style:parent-style-name="Normal" style:family="paragraph">
      <style:paragraph-properties fo:margin-left="1in">
        <style:tab-stops/>
      </style:paragraph-properties>
    </style:style>
    <style:style style:name="P41" style:parent-style-name="Normal" style:family="paragraph">
      <style:paragraph-properties fo:margin-left="1in">
        <style:tab-stops/>
      </style:paragraph-properties>
    </style:style>
    <style:style style:name="P42" style:parent-style-name="Normal" style:family="paragraph">
      <style:paragraph-properties fo:margin-left="1in">
        <style:tab-stops/>
      </style:paragraph-properties>
    </style:style>
    <style:style style:name="P43" style:parent-style-name="Normal" style:family="paragraph">
      <style:paragraph-properties fo:margin-left="0.5in">
        <style:tab-stops/>
      </style:paragraph-properties>
    </style:style>
    <style:style style:name="P44" style:parent-style-name="Normal" style:family="paragraph">
      <style:paragraph-properties fo:margin-left="1in">
        <style:tab-stops/>
      </style:paragraph-properties>
    </style:style>
    <style:style style:name="P45" style:parent-style-name="Normal" style:family="paragraph">
      <style:paragraph-properties fo:margin-left="1.5in">
        <style:tab-stops/>
      </style:paragraph-properties>
    </style:style>
    <style:style style:name="P46" style:parent-style-name="Normal" style:family="paragraph">
      <style:paragraph-properties fo:margin-left="2in">
        <style:tab-stops/>
      </style:paragraph-properties>
    </style:style>
    <style:style style:name="P47" style:parent-style-name="Normal" style:family="paragraph">
      <style:paragraph-properties fo:margin-left="1in">
        <style:tab-stops/>
      </style:paragraph-properties>
    </style:style>
    <style:style style:name="P48" style:parent-style-name="Normal" style:family="paragraph">
      <style:paragraph-properties fo:margin-left="1in">
        <style:tab-stops/>
      </style:paragraph-properties>
    </style:style>
    <style:style style:name="P49" style:parent-style-name="ListParagraph" style:list-style-name="LFO9" style:family="paragraph"/>
    <style:style style:name="P50" style:parent-style-name="ListParagraph" style:list-style-name="LFO9" style:family="paragraph"/>
    <style:style style:name="P51" style:parent-style-name="ListParagraph" style:list-style-name="LFO9" style:family="paragraph"/>
    <style:style style:name="P52" style:parent-style-name="ListParagraph" style:list-style-name="LFO9" style:family="paragraph"/>
    <style:style style:name="P53" style:parent-style-name="ListParagraph" style:list-style-name="LFO10" style:family="paragraph"/>
    <style:style style:name="T5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5" style:parent-style-name="ListParagraph" style:list-style-name="LFO10" style:family="paragraph"/>
    <style:style style:name="P56" style:parent-style-name="ListParagraph" style:list-style-name="LFO10" style:family="paragraph"/>
    <style:style style:name="P57" style:parent-style-name="ListParagraph" style:list-style-name="LFO10" style:family="paragraph"/>
    <style:style style:name="P58" style:parent-style-name="ListParagraph" style:list-style-name="LFO10" style:family="paragraph"/>
    <style:style style:name="P59" style:parent-style-name="ListParagraph" style:list-style-name="LFO10" style:family="paragraph"/>
    <style:style style:name="P60" style:parent-style-name="Normal" style:family="paragraph">
      <style:paragraph-properties fo:margin-left="0.5in">
        <style:tab-stops/>
      </style:paragraph-properties>
    </style:style>
    <style:style style:name="P61" style:parent-style-name="Normal" style:family="paragraph">
      <style:paragraph-properties fo:margin-left="1in">
        <style:tab-stops/>
      </style:paragraph-properties>
    </style:style>
    <style:style style:name="P62" style:parent-style-name="Normal" style:family="paragraph">
      <style:paragraph-properties fo:margin-left="1in">
        <style:tab-stops/>
      </style:paragraph-properties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ListParagraph" style:list-style-name="LFO11" style:family="paragraph"/>
    <style:style style:name="P66" style:parent-style-name="ListParagraph" style:list-style-name="LFO11" style:family="paragraph"/>
    <style:style style:name="P67" style:parent-style-name="ListParagraph" style:list-style-name="LFO11" style:family="paragraph"/>
    <style:style style:name="P68" style:parent-style-name="ListParagraph" style:list-style-name="LFO11" style:family="paragraph"/>
    <style:style style:name="P69" style:parent-style-name="ListParagraph" style:list-style-name="LFO11" style:family="paragraph"/>
    <style:style style:name="P70" style:parent-style-name="ListParagraph" style:list-style-name="LFO11" style:family="paragraph"/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ListParagraph" style:list-style-name="LFO14" style:family="paragraph"/>
    <style:style style:name="P73" style:parent-style-name="ListParagraph" style:list-style-name="LFO14" style:family="paragraph"/>
    <style:style style:name="P74" style:parent-style-name="ListParagraph" style:list-style-name="LFO14" style:family="paragraph"/>
  </office:automatic-styles>
  <office:body>
    <office:text text:use-soft-page-breaks="true">
      <text:h text:style-name="P1" text:outline-level="1">Built in types</text:h>
      <text:p text:style-name="Normal">In python text is represented as strings. <text:s/>S = ‘I love GIS’</text:p>
      <text:p text:style-name="Normal">Counts start at zero and a number designation is called an ‘Index’<text:s/></text:p>
      <text:p text:style-name="Normal">A string can be sliced. Slice: s[n:m] where n is the beginning index and m is the end</text:p>
      <text:p text:style-name="Normal">A list is a sequence of items or elements<text:s/></text:p>
      <text:p text:style-name="Normal">You can use ‘[10, 42, 13.0]’ or ‘list(10, 42, 13.0)’</text:p>
      <text:p text:style-name="Normal">A dictionary is like a list but more general.</text:p>
      <text:p text:style-name="Normal">Engish2spanish = {‘one’: ‘uno’, ‘two’: ‘dos’, ‘three’: ‘tres’}</text:p>
      <text:p text:style-name="Normal"/>
      <text:p text:style-name="P2">Controlling flow</text:p>
      <text:p text:style-name="Normal">Boolean True/False expression</text:p>
      <text:p text:style-name="Normal">X == Y: X equal to Y</text:p>
      <text:p text:style-name="Normal">X!=Y: x not equal to<text:s/></text:p>
      <text:p text:style-name="Normal">x&gt;y</text:p>
      <text:p text:style-name="Normal">x&gt;=y</text:p>
      <text:p text:style-name="Normal">x&lt;y</text:p>
      <text:p text:style-name="Normal">x&lt;=y</text:p>
      <text:p text:style-name="Normal">the single equals sign ‘=’ is only for assigning values.</text:p>
      <text:p text:style-name="Normal"/>
      <text:p text:style-name="Normal">Logical operators:<text:s/></text:p>
      <text:list text:style-name="LFO1" text:continue-numbering="true">
        <text:list-item>
          <text:p text:style-name="P3">a and b: True if both a and b are True</text:p>
        </text:list-item>
        <text:list-item>
          <text:p text:style-name="P4">A or b: True if either a or b are True</text:p>
        </text:list-item>
        <text:list-item>
          <text:p text:style-name="P5">not a: True if a is false.<text:s/></text:p>
        </text:list-item>
      </text:list>
      <text:p text:style-name="Normal">Conditional statements</text:p>
      <text:list text:style-name="LFO2" text:continue-numbering="true">
        <text:list-item>
          <text:p text:style-name="P6">Executes the code if statement Is true.<text:s/></text:p>
        </text:list-item>
        <text:list-item>
          <text:p text:style-name="P7">Ends with a ‘:’ and can be more than one line.</text:p>
        </text:list-item>
        <text:list-item>
          <text:p text:style-name="P8">Body: indented, Must have at least one statement.</text:p>
        </text:list-item>
      </text:list>
      <text:p text:style-name="Normal">Def is positive(x):</text:p>
      <text:p text:style-name="P9">If x &gt; 0:<text:s/></text:p>
      <text:p text:style-name="P10">print(‘x is positive’)<text:s/></text:p>
      <text:p text:style-name="Normal">If else statements</text:p>
      <text:soft-page-break/>
      <text:list text:style-name="LFO3" text:continue-numbering="true">
        <text:list-item>
          <text:p text:style-name="P11">Do different things based on conditions:<text:s/></text:p>
        </text:list-item>
      </text:list>
      <text:p text:style-name="Normal">Def is positive(x):<text:s/></text:p>
      <text:p text:style-name="P12">If x &gt; 0:<text:s/></text:p>
      <text:p text:style-name="P13">Print(‘x is positive’)</text:p>
      <text:p text:style-name="P14">Else:<text:s/></text:p>
      <text:p text:style-name="P15">Print(‘x is negative’)</text:p>
      <text:p text:style-name="Normal"/>
      <text:p text:style-name="Normal">Multiple choices</text:p>
      <text:list text:style-name="LFO3" text:continue-numbering="true">
        <text:list-item>
          <text:p text:style-name="P16">When you have more than two possibilities: else if (elif)</text:p>
        </text:list-item>
        <text:list-item>
          <text:p text:style-name="P17">Only the first true condition is executed</text:p>
        </text:list-item>
      </text:list>
      <text:p text:style-name="Normal">Def is positive(x):<text:s/></text:p>
      <text:p text:style-name="P18">If x &gt; 0:<text:s/></text:p>
      <text:p text:style-name="P19">Print(‘x is positive’)</text:p>
      <text:p text:style-name="P20">Elif x == 0:</text:p>
      <text:p text:style-name="P21">Print(‘x is zero’)</text:p>
      <text:p text:style-name="P22">Else:<text:s/></text:p>
      <text:p text:style-name="P23">Print(‘x is negative’)</text:p>
      <text:p text:style-name="P24"/>
      <text:p text:style-name="Normal">Loops: while and for loops: repeat instructions</text:p>
      <text:p text:style-name="P25">While loops:<text:s/></text:p>
      <text:list text:style-name="LFO4" text:continue-numbering="true">
        <text:list-item>
          <text:p text:style-name="P26">WHILE statement is true, do something</text:p>
        </text:list-item>
        <text:list-item>
          <text:p text:style-name="P27">When statement is not true, stop.</text:p>
        </text:list-item>
      </text:list>
      <text:p text:style-name="Normal">Def countdown(n):</text:p>
      <text:p text:style-name="P28">While n &gt; 0:</text:p>
      <text:p text:style-name="P29">Print(n)</text:p>
      <text:p text:style-name="P30">n<text:s/>-= 1</text:p>
      <text:p text:style-name="Normal"><text:s text:c="28"/>print(‘blastoff’)</text:p>
      <text:p text:style-name="Normal"/>
      <text:p text:style-name="P31">for loops</text:p>
      <text:list text:style-name="LFO5" text:continue-numbering="true">
        <text:list-item>
          <text:p text:style-name="P32">Loops for a predetermined number of times</text:p>
        </text:list-item>
        <text:list-item>
          <text:p text:style-name="P33">Any iteratable (e.g., list, tuples) can be used.<text:s/></text:p>
        </text:list-item>
        <text:list-item>
          <text:p text:style-name="P34">Can also use range() to set a number</text:p>
        </text:list-item>
      </text:list>
      <text:p text:style-name="Normal"/>
      <text:p text:style-name="P35">What happens if we want to stop going through a loop?</text:p>
      <text:list text:style-name="LFO9" text:continue-numbering="true">
        <text:list-item>
          <text:p text:style-name="P36">break: stop the execution of a loop.<text:s/></text:p>
        </text:list-item>
      </text:list>
      <text:p text:style-name="Normal"/>
      <text:p text:style-name="P37">Def countdown(n):</text:p>
      <text:p text:style-name="P38">While n &gt; 0:</text:p>
      <text:p text:style-name="P39">If n == 2:<text:s/></text:p>
      <text:p text:style-name="P40">Print (‘countdown stopped.’)</text:p>
      <text:p text:style-name="P41">Print(n)</text:p>
      <text:p text:style-name="P42">n -= 1</text:p>
      <text:p text:style-name="Normal"/>
      <text:p text:style-name="Normal">Continue: stop execution of the iteration only.<text:s/></text:p>
      <text:p text:style-name="P43">Def print_evens(n):</text:p>
      <text:p text:style-name="P44">for I in range(n):</text:p>
      <text:p text:style-name="P45">if I x 2 == 1:<text:s/></text:p>
      <text:p text:style-name="P46">continue<text:s/></text:p>
      <text:p text:style-name="P47"><text:s text:c="14"/>print(i)</text:p>
      <text:p text:style-name="P48"/>
      <text:h text:style-name="Heading1" text:outline-level="1">functions</text:h>
      <text:p text:style-name="Normal">A named sequence of statements that performs a computation.<text:s/>Useful because they eliminate repetitive code.</text:p>
      <text:list text:style-name="LFO9" text:continue-numbering="true">
        <text:list-item>
          <text:p text:style-name="P49">Takes in arguments</text:p>
        </text:list-item>
        <text:list-item>
          <text:p text:style-name="P50">returns results (Sometimes)</text:p>
        </text:list-item>
        <text:list-item>
          <text:p text:style-name="P51">Fruitful functions return results.<text:s/></text:p>
        </text:list-item>
        <text:list-item>
          <text:p text:style-name="P52">Void returns None (no value)</text:p>
        </text:list-item>
      </text:list>
      <text:p text:style-name="Normal">Example: type(<text:s/>)</text:p>
      <text:p text:style-name="Normal">First line: header</text:p>
      <text:list text:style-name="LFO10" text:continue-numbering="true">
        <text:list-item>
          <text:p text:style-name="P53">Starts with a<text:s/><text:span text:style-name="T54">def</text:span>inition statement</text:p>
        </text:list-item>
        <text:list-item>
          <text:p text:style-name="P55">Ends with ‘:’</text:p>
        </text:list-item>
        <text:list-item>
          <text:p text:style-name="P56">Body is indented.<text:s/></text:p>
        </text:list-item>
        <text:list-item>
          <text:p text:style-name="P57">Good practice: writing a docstring that tells about the function.<text:s/></text:p>
        </text:list-item>
        <text:list-item>
          <text:p text:style-name="P58">Call functions with arguments (or not)</text:p>
        </text:list-item>
        <text:list-item>
          <text:p text:style-name="P59">Parameter: a variable that has an argument assigned to it.<text:s/></text:p>
        </text:list-item>
      </text:list>
      <text:soft-page-break/>
      <text:p text:style-name="Normal">Example::</text:p>
      <text:p text:style-name="P60">Def myFunction(parameter1, parameter2):</text:p>
      <text:p text:style-name="P61">Print(‘argument 1:’ + parameter 2)</text:p>
      <text:p text:style-name="P62">Print(‘argument 2:’ + parameter 2)</text:p>
      <text:p text:style-name="Normal"/>
      <text:p text:style-name="P63">Method: a function that directly operates on an object.<text:s/></text:p>
      <text:p text:style-name="Normal">Examples:<text:s/></text:p>
      <text:p text:style-name="Normal">str.lower(): returns the string in lower case.</text:p>
      <text:p text:style-name="Normal">str.upper(): returns the string object in uppercase.</text:p>
      <text:p text:style-name="Normal">Str.split(): splits the string on a separator (default: whitespace)<text:s/></text:p>
      <text:p text:style-name="Normal"/>
      <text:p text:style-name="P64">Scope:<text:s/>within function, variables + parameters exist in functions local scope.<text:s/></text:p>
      <text:p text:style-name="Normal">Within function, variables + parameters exist In the function’s local scope</text:p>
      <text:list text:style-name="LFO11" text:continue-numbering="true">
        <text:list-item>
          <text:p text:style-name="P65">Local variables</text:p>
        </text:list-item>
      </text:list>
      <text:p text:style-name="Normal">When function finishes, local variable are forgotten.<text:s/></text:p>
      <text:p text:style-name="Normal">Variables outside all functions exist in global scope.</text:p>
      <text:list text:style-name="LFO11" text:continue-numbering="true">
        <text:list-item>
          <text:p text:style-name="P66">global scope</text:p>
          <text:list text:continue-numbering="true">
            <text:list-item>
              <text:p text:style-name="P67">global variables</text:p>
            </text:list-item>
          </text:list>
        </text:list-item>
      </text:list>
      <text:p text:style-name="Normal">Code in global scope cannot access local scope<text:s/></text:p>
      <text:p text:style-name="Normal">Technically we can use the same variable name in multiple scopes (bad idea)</text:p>
      <text:list text:style-name="LFO11" text:continue-numbering="true">
        <text:list-item>
          <text:p text:style-name="P68">quickly gets confusing</text:p>
        </text:list-item>
        <text:list-item>
          <text:p text:style-name="P69">debugging us much more difficult<text:s/></text:p>
        </text:list-item>
        <text:list-item>
          <text:p text:style-name="P70">Some integrated development environments (IDEs) will yell at you.<text:s/></text:p>
        </text:list-item>
      </text:list>
      <text:p text:style-name="P71">Docstrings and help</text:p>
      <text:p text:style-name="Normal">Good practice to include docstrings when writing functions</text:p>
      <text:list text:style-name="LFO14" text:continue-numbering="true">
        <text:list-item>
          <text:p text:style-name="P72">Describe what function does.<text:s/></text:p>
        </text:list-item>
        <text:list-item>
          <text:p text:style-name="P73">Describe parameters, returned values (if any)</text:p>
        </text:list-item>
        <text:list-item>
          <text:p text:style-name="P74">Both future you and other programmers will thank you.</text:p>
        </text:list-item>
      </text:list>
      <text:p text:style-name="Normal">When you call help(), it’s actually reading the docstring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 style:font-name-asian="Aptos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 style:font-name-asian="Aptos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holas Kinsella</meta:initial-creator>
    <dc:creator>Nicholas Kinsella</dc:creator>
    <meta:creation-date>2024-03-14T09:52:00Z</meta:creation-date>
    <dc:date>2024-03-14T18:22:00Z</dc:date>
    <meta:template xlink:href="Normal" xlink:type="simple"/>
    <meta:editing-cycles>26</meta:editing-cycles>
    <meta:editing-duration>PT5880S</meta:editing-duration>
    <meta:document-statistic meta:page-count="4" meta:paragraph-count="7" meta:word-count="552" meta:character-count="3693" meta:row-count="26" meta:non-whitespace-character-count="3148"/>
  </office:meta>
</office:document-meta>
</file>